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0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2" style:family="paragraph" style:parent-style-name="Text_20_body" style:list-style-name="L11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3" style:family="paragraph" style:parent-style-name="Text_20_body" style:list-style-name="L12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4" style:family="paragraph" style:parent-style-name="Text_20_body" style:list-style-name="L13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5" style:family="paragraph" style:parent-style-name="Text_20_body" style:list-style-name="L15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6" style:family="paragraph" style:parent-style-name="Text_20_body" style:list-style-name="L16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7" style:family="paragraph" style:parent-style-name="Text_20_body" style:list-style-name="L17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8" style:family="paragraph" style:parent-style-name="Text_20_body" style:list-style-name="L18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9" style:family="paragraph" style:parent-style-name="Text_20_body" style:list-style-name="L14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0" style:family="paragraph" style:parent-style-name="Text_20_body" style:list-style-name="L19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1" style:family="paragraph" style:parent-style-name="Text_20_body" style:list-style-name="L22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2" style:family="paragraph" style:parent-style-name="Text_20_body" style:list-style-name="L23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3" style:family="paragraph" style:parent-style-name="Text_20_body">
      <style:paragraph-properties fo:margin-top="0in" fo:margin-bottom="0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/>
    </style:style>
    <style:style style:name="P14" style:family="paragraph" style:parent-style-name="Text_20_body">
      <style:paragraph-properties fo:margin-top="0in" fo:margin-bottom="0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5" style:family="paragraph" style:parent-style-name="Text_20_body" style:list-style-name="L19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16" style:family="paragraph" style:parent-style-name="Text_20_body" style:list-style-name="L20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17" style:family="paragraph" style:parent-style-name="Text_20_body" style:list-style-name="L21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18" style:family="paragraph" style:parent-style-name="Text_20_body" style:list-style-name="L22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19" style:family="paragraph" style:parent-style-name="Text_20_body" style:list-style-name="L23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text-indent="0in" style:auto-text-indent="false"/>
    </style:style>
    <style:style style:name="P23" style:family="paragraph" style:parent-style-name="Text_20_body">
      <style:paragraph-properties fo:margin-left="0in" fo:margin-right="0in" fo:margin-top="0in" fo:margin-bottom="0.0972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4pt" fo:letter-spacing="normal" fo:font-style="normal" fo:font-weight="normal"/>
    </style:style>
    <style:style style:name="P24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25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</style:style>
    <style:style style:name="P26" style:family="paragraph" style:parent-style-name="Heading_20_1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variant="normal" fo:text-transform="none" fo:color="#292929" style:font-name="Regular Patch" fo:font-size="14pt" fo:letter-spacing="normal" fo:font-style="normal" fo:font-weight="bold" fo:background-color="#ffffff"/>
    </style:style>
    <style:style style:name="P27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292929" style:font-name="Regular Patch" fo:font-size="14pt" fo:letter-spacing="normal" fo:font-style="normal" fo:font-weight="bold" fo:background-color="#ffffff"/>
    </style:style>
    <style:style style:name="P28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292929" style:font-name="Regular Patch" fo:letter-spacing="normal" fo:font-style="normal" fo:font-weight="bold"/>
    </style:style>
    <style:style style:name="T1" style:family="text">
      <style:text-properties fo:font-variant="normal" fo:text-transform="none" fo:color="#484848" style:font-name="Nunito Sans" fo:font-size="14pt" fo:letter-spacing="normal" fo:font-style="normal" fo:font-weight="normal"/>
    </style:style>
    <style:style style:name="T2" style:family="text">
      <style:text-properties fo:font-variant="normal" fo:text-transform="none" fo:color="#484848" style:font-name="Nunito Sans" fo:font-size="14pt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15141f" style:font-name="Monaco" fo:font-size="14pt" fo:letter-spacing="normal" fo:font-style="normal" fo:font-weight="normal" fo:background-color="#dfe0e0" loext:char-shading-value="0" loext:padding="0in" loext:border="none"/>
    </style:style>
    <style:style style:name="T4" style:family="text">
      <style:text-properties fo:font-variant="normal" fo:text-transform="none" fo:color="#15141f" style:text-line-through-style="none" style:text-line-through-type="none" style:font-name="Monaco" fo:font-size="14pt" fo:letter-spacing="normal" fo:font-style="normal" style:text-underline-style="none" fo:font-weight="normal" style:text-blinking="false" fo:background-color="#dfe0e0" loext:char-shading-value="0" loext:padding="0in" loext:border="none"/>
    </style:style>
    <style:style style:name="T5" style:family="text">
      <style:text-properties fo:font-variant="normal" fo:text-transform="none" fo:color="#4b35ef" style:text-line-through-style="none" style:text-line-through-type="none" style:font-name="Nunito Sans" fo:font-size="14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font-name="Regular Patch" fo:font-size="14pt" fo:letter-spacing="normal" fo:font-style="normal" fo:font-weight="bold" fo:background-color="#ffffff" loext:char-shading-value="0"/>
    </style:style>
    <style:style style:name="T7" style:family="text">
      <style:text-properties fo:background-color="#ffffff" loext:char-shading-value="0"/>
    </style:style>
    <style:style style:name="T8" style:family="text">
      <style:text-properties fo:color="#000000"/>
    </style:style>
    <style:style style:name="T9" style:family="text">
      <style:text-properties fo:color="#000000" fo:background-color="#ffff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Introduction to Requests with ES6</text:h>
      <text:p text:style-name="P24">In the previous lesson, we spent a lot of time dealing with asynchronous data (remember AJAX/ Asynchronous JavaScript And XML?). Many of our web page interactions rely on asynchronous events, so managing these events is essential to good web development.</text:p>
      <text:p text:style-name="P25"><text:span text:style-name="T2">To make asynchronous event handling easier, </text:span><text:span text:style-name="Emphasis"><text:span text:style-name="T2">promises</text:span></text:span><text:span text:style-name="T2">were introduced in JavaScript in ES6:</text:span></text:p>
      <text:list xml:id="list4287436999" text:style-name="L10">
        <text:list-item>
          <text:p text:style-name="P1"><text:a xlink:type="simple" xlink:href="https://developer.mozilla.org/en-US/docs/Web/JavaScript/Reference/Global_Objects/Promise" office:target-frame-name="_blank" xlink:show="new" text:style-name="Internet_20_link" text:visited-style-name="Visited_20_Internet_20_Link"><text:span text:style-name="T5">Mozilla Development Network: Promises</text:span></text:a></text:p>
        </text:list-item>
      </text:list>
      <text:p text:style-name="P24">A promise is an object that handles asynchronous data. A promise has three states:</text:p>
      <text:list xml:id="list1508409328" text:style-name="L11">
        <text:list-item>
          <text:p text:style-name="P2"><text:span text:style-name="Emphasis"><text:span text:style-name="T2">pending</text:span></text:span><text:span text:style-name="T2"> : when a promise is created or waiting for data.</text:span></text:p>
        </text:list-item>
        <text:list-item>
          <text:p text:style-name="P2"><text:span text:style-name="Emphasis"><text:span text:style-name="T2">fulfilled</text:span></text:span><text:span text:style-name="T2"> : the asynchronous operation was handled successfully.</text:span></text:p>
        </text:list-item>
        <text:list-item>
          <text:p text:style-name="P2"><text:span text:style-name="Emphasis"><text:span text:style-name="T2">rejected</text:span></text:span><text:span text:style-name="T2"> : the asynchronous operation was unsuccessful.</text:span></text:p>
        </text:list-item>
      </text:list>
      <text:p text:style-name="P24">The great thing about promises is that once a promise is fulfilled or rejected, you can chain an additional method to the original promise.</text:p>
      <text:p text:style-name="P20"><text:span text:style-name="T2">In this lesson, we will explain how to use </text:span><text:span text:style-name="Source_20_Text"><text:span text:style-name="T3">fetch()</text:span></text:span><text:span text:style-name="T2">, which uses promises to handle requests. Then, we will simplify requests using </text:span><text:span text:style-name="Source_20_Text"><text:span text:style-name="T3">async</text:span></text:span><text:span text:style-name="T2"> and </text:span><text:span text:style-name="Source_20_Text"><text:span text:style-name="T3">await</text:span></text:span><text:span text:style-name="T2">.</text:span></text:p>
      <text:p text:style-name="P24">We'll use the Datamuse API for GET requests and Rebrandly URL Shortener API for POST requests. For you to complete the lessons on POST, make sure you create a Rebrandly API Key by following the instructions in the article below:</text:p>
      <text:list xml:id="list2883121172" text:style-name="L12">
        <text:list-item>
          <text:p text:style-name="P3"><text:a xlink:type="simple" xlink:href="https://www.codecademy.com/articles/rebrandly-signup" office:target-frame-name="_blank" xlink:show="new" text:style-name="Internet_20_link" text:visited-style-name="Visited_20_Internet_20_Link"><text:span text:style-name="T5">Codecademy Articles: Rebrandly URL Shortener API</text:span></text:a><text:span text:style-name="T2"> .</text:span></text:p>
        </text:list-item>
      </text:list>
      <text:p text:style-name="P22"><text:soft-page-break/><text:line-break/><text:span text:style-name="T6">fetch() GET Requests I</text:span></text:p>
      <text:p text:style-name="P20"><text:span text:style-name="T2">The first type of requests we’re going to tackle are GET requests using </text:span><text:span text:style-name="Source_20_Text"><text:span text:style-name="T3">fetch()</text:span></text:span></text:p>
      <text:list xml:id="list3947637541" text:style-name="L13">
        <text:list-item>
          <text:p text:style-name="P4"><text:a xlink:type="simple" xlink:href="https://developer.mozilla.org/en-US/docs/Web/API/Fetch_API" office:target-frame-name="_blank" xlink:show="new" text:style-name="Internet_20_link" text:visited-style-name="Visited_20_Internet_20_Link"><text:span text:style-name="T5">MDN: Fetch API</text:span></text:a><text:span text:style-name="T2">.</text:span></text:p>
        </text:list-item>
      </text:list>
      <text:p text:style-name="P20"><text:span text:style-name="T2">The </text:span><text:span text:style-name="Source_20_Text"><text:span text:style-name="T3">fetch()</text:span></text:span><text:span text:style-name="T2"> function:</text:span></text:p>
      <text:list xml:id="list4010318544" text:style-name="L14">
        <text:list-item>
          <text:p text:style-name="P9">Creates a request object that contains relevant information that an API needs.</text:p>
        </text:list-item>
        <text:list-item>
          <text:p text:style-name="P9">Sends that request object to the API endpoint provided.</text:p>
        </text:list-item>
        <text:list-item>
          <text:p text:style-name="P9">Returns a promise that ultimately resolves to a response object, which contains the status of the promise with information the API sent back.</text:p>
        </text:list-item>
      </text:list>
      <text:p text:style-name="P20"><text:span text:style-name="T2">In the next exercise we’ll go over the boilerplate code for using </text:span><text:span text:style-name="Source_20_Text"><text:span text:style-name="T3">fetch()</text:span></text:span><text:span text:style-name="T2"> and walk through what each step does!</text:span></text:p>
      <text:p text:style-name="P22"><text:line-break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h text:style-name="P27" text:outline-level="1"><text:soft-page-break/><text:span text:style-name="T8">fetch() GET Requests II</text:span></text:h>
      <text:p text:style-name="P20"><text:span text:style-name="T2">We are going to reconstruct the boilerplate code necessary to create a GET request using the </text:span><text:span text:style-name="Source_20_Text"><text:span text:style-name="T3">fetch()</text:span></text:span><text:span text:style-name="T2">function step-by-step.</text:span></text:p>
      <text:p text:style-name="P20"><text:span text:style-name="T2">Feel free to refer to the </text:span><text:span text:style-name="Source_20_Text"><text:span text:style-name="T3">fetch()</text:span></text:span><text:span text:style-name="T2"> GET diagram at any point while completing this exercise:</text:span></text:p>
      <text:list xml:id="list4185923703" text:style-name="L15">
        <text:list-item>
          <text:p text:style-name="P5"><text:a xlink:type="simple" xlink:href="https://s3.amazonaws.com/codecademy-content/courses/intermediate-javascript-requests/diagrams/fetch+GET+diagram.svg" office:target-frame-name="_blank" xlink:show="new" text:style-name="Internet_20_link" text:visited-style-name="Visited_20_Internet_20_Link"><text:span text:style-name="T5">fetch() GET diagram</text:span></text:a></text:p>
        </text:list-item>
      </text:list>
      <text:p text:style-name="P21"/>
      <text:h text:style-name="P27" text:outline-level="1"><text:span text:style-name="T8">fetch() GET Requests III</text:span></text:h>
      <text:p text:style-name="P20"><text:span text:style-name="T2">In the previous exercise, you wrote the boilerplate code for a GET request using </text:span><text:span text:style-name="Source_20_Text"><text:span text:style-name="T3">fetch()</text:span></text:span><text:span text:style-name="T2"> and </text:span><text:span text:style-name="Source_20_Text"><text:span text:style-name="T3">.then()</text:span></text:span><text:span text:style-name="T2">. In this exercise, you’re going to use that code and manipulate it to access the Datamuse API and render information in the browser.</text:span></text:p>
      <text:list xml:id="list4025853450" text:style-name="L16">
        <text:list-item>
          <text:p text:style-name="P6"><text:a xlink:type="simple" xlink:href="https://www.datamuse.com/api/" office:target-frame-name="_blank" xlink:show="new" text:style-name="Internet_20_link" text:visited-style-name="Visited_20_Internet_20_Link"><text:span text:style-name="T5">Datamuse API</text:span></text:a><text:span text:style-name="T2">.</text:span></text:p>
        </text:list-item>
      </text:list>
      <text:p text:style-name="P24">If the request is successful, you'll get back an array of words that sound like the word you typed into the input field.</text:p>
      <text:p text:style-name="P14">You may get some errors as you complete each step. This is because sometimes we've split a single step into one or more steps to make it easier to follow. By the end, you should be receiving no errors.</text:p>
      <text:p text:style-name="P21"/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h text:style-name="P28" text:outline-level="1"><text:soft-page-break/><text:span text:style-name="T9">fetch() GET Requests IV</text:span></text:h>
      <text:p text:style-name="P23">Great job making it this far!</text:p>
      <text:p text:style-name="P20"><text:span text:style-name="T1">In the previous exercise, you created the query URL, called the </text:span><text:span text:style-name="Source_20_Text"><text:span text:style-name="T3">fetch()</text:span></text:span><text:span text:style-name="T1"> function and passed it the query URL and a settings object. Then, you chained a </text:span><text:span text:style-name="Source_20_Text"><text:span text:style-name="T3">.then()</text:span></text:span><text:span text:style-name="T1">method and passed it two functions as arguments — one to handle the promise if it resolves, and one to handle network errors if the promise is rejected.</text:span></text:p>
      <text:p text:style-name="P13">In this exercise, you’ll now take the information that was returned with the promise and manipulate the webpage!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h text:style-name="P28" text:outline-level="1"><text:soft-page-break/><text:span text:style-name="T9">fetch() POST Requests I</text:span></text:h>
      <text:p text:style-name="P23">In the previous exercise, you successfully wrote a GET request using the fetch API and handled Promises to get word suggestions from Datamuse. Give yourself a pat on the back (or two to treat yourself)!</text:p>
      <text:p text:style-name="P20"><text:span text:style-name="T1">Now, you're going to learn how to use </text:span><text:span text:style-name="Source_20_Text"><text:span text:style-name="T3">fetch()</text:span></text:span><text:span text:style-name="T1"> to construct POST requests!</text:span></text:p>
      <text:p text:style-name="P20"><text:span text:style-name="T1">Take a look at the diagram to the right. It has the boilerplate code for a POST request using </text:span><text:span text:style-name="Source_20_Text"><text:span text:style-name="T3">fetch()</text:span></text:span><text:span text:style-name="T1">.</text:span></text:p>
      <text:p text:style-name="P13">Notice that the initial call takes two arguments: an endpoint and an object that contains information needed for the POST request. The rest of the request is identical to the GET request.</text:p>
      <text:h text:style-name="P27" text:outline-level="1"><text:span text:style-name="T8">fetch() Post Requests III</text:span></text:h>
      <text:p text:style-name="P20"><text:span text:style-name="T2">In the previous exercise, you created the boilerplate code for making a POST request using </text:span><text:span text:style-name="Source_20_Text"><text:span text:style-name="T3">fetch()</text:span></text:span><text:span text:style-name="T2"> and </text:span><text:span text:style-name="Source_20_Text"><text:span text:style-name="T3">.then()</text:span></text:span><text:span text:style-name="T2">. In this exercise, you’re going to update that boilerplate code to allow you to shorten a URL using the Rebrandly URL Shortener API.</text:span></text:p>
      <text:list xml:id="list1837624352" text:style-name="L17">
        <text:list-item>
          <text:p text:style-name="P7"><text:a xlink:type="simple" xlink:href="https://developers.rebrandly.com/" office:target-frame-name="_blank" xlink:show="new" text:style-name="Internet_20_link" text:visited-style-name="Visited_20_Internet_20_Link"><text:span text:style-name="T5">Rebrandly API</text:span></text:a><text:span text:style-name="T2">.</text:span></text:p>
        </text:list-item>
      </text:list>
      <text:p text:style-name="P24">If you haven't already created a Rebrandly API key, read through the Rebrandly sign up guide:</text:p>
      <text:list xml:id="list4142368285" text:style-name="L18">
        <text:list-item>
          <text:p text:style-name="P8"><text:a xlink:type="simple" xlink:href="https://www.codecademy.com/articles/rebrandly-signup" office:target-frame-name="_blank" xlink:show="new" text:style-name="Internet_20_link" text:visited-style-name="Visited_20_Internet_20_Link"><text:span text:style-name="T5">Codecademy Articles: Rebrandly URL Shortener API</text:span></text:a><text:span text:style-name="T2">.</text:span></text:p>
        </text:list-item>
      </text:list>
      <text:p text:style-name="P14">If you reset the exercise at any point, you will have to paste in your API key again at the top!</text:p>
      <text:p text:style-name="P22"><text:line-break/><text:span text:style-name="T6">fetch() POST Requests IV</text:span></text:p>
      <text:p text:style-name="P24"><text:soft-page-break/>In the previous exercise you’ve positioned yourself to make the POST request by providing the endpoint and the object containing all the necessary information. In this exercise you’ll handle the response.</text:p>
      <text:p text:style-name="P20"><text:span text:style-name="T2">The request returns a Promise which will either be resolved or rejected. If the promise resolves, you can use that information and the </text:span><text:span text:style-name="Source_20_Text"><text:span text:style-name="T3">ok</text:span></text:span><text:span text:style-name="T2"> status. Let's implement that knowledge into your code!</text:span></text:p>
      <text:p text:style-name="P14">If you reset the exercise at any point, you will have to paste in your API key again at the top!</text:p>
      <text:p text:style-name="P21"/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h text:style-name="P27" text:outline-level="1"><text:soft-page-break/><text:span text:style-name="T8">async GET Requests I</text:span></text:h>
      <text:p text:style-name="P24">Let’s take a minute to appreciate what you’ve accomplished so far:</text:p>
      <text:list xml:id="list407318664" text:style-name="L19">
        <text:list-item>
          <text:p text:style-name="P15"><text:span text:style-name="T2">used </text:span><text:span text:style-name="Source_20_Text"><text:span text:style-name="T3">fetch()</text:span></text:span><text:span text:style-name="T2"> to make GET and POST requests.</text:span></text:p>
        </text:list-item>
        <text:list-item>
          <text:p text:style-name="P10">check the status of the responses coming back</text:p>
        </text:list-item>
        <text:list-item>
          <text:p text:style-name="P10">catch errors that might possibly arise</text:p>
        </text:list-item>
        <text:list-item>
          <text:p text:style-name="P10">taking successful responses and rendering it on the webpage</text:p>
        </text:list-item>
      </text:list>
      <text:p text:style-name="P24">That is fantastic! It’s the basis of how the internet works!</text:p>
      <text:p text:style-name="P20"><text:span text:style-name="T2">In the following exercises, we’re going to take what you’ve learned about chaining Promises and make it simpler using functionality introduced in ES8: </text:span><text:span text:style-name="Source_20_Text"><text:span text:style-name="T3">async</text:span></text:span><text:span text:style-name="T2"> and </text:span><text:span text:style-name="Source_20_Text"><text:span text:style-name="T3">await</text:span></text:span><text:span text:style-name="T2">. You read that right, you did the hard part already, now it’s time to make it easier.</text:span></text:p>
      <text:p text:style-name="P20"><text:span text:style-name="T2">The structure for this request will also be slightly different. Notice the new keywords </text:span><text:span text:style-name="Source_20_Text"><text:span text:style-name="T3">async</text:span></text:span><text:span text:style-name="T2"> and </text:span><text:span text:style-name="Source_20_Text"><text:span text:style-name="T3">await</text:span></text:span><text:span text:style-name="T2">, as well as the </text:span><text:span text:style-name="Source_20_Text"><text:span text:style-name="T3">try</text:span></text:span><text:span text:style-name="T2"> and </text:span><text:span text:style-name="Source_20_Text"><text:span text:style-name="T3">catch</text:span></text:span><text:span text:style-name="T2"> statements.</text:span></text:p>
      <text:p text:style-name="P20"><text:span text:style-name="T2">We’ll be going over how to write the boilerplate code for </text:span><text:span text:style-name="Source_20_Text"><text:span text:style-name="T3">async</text:span></text:span><text:span text:style-name="T2"> GET requests in the next lesson.</text:span></text:p>
      <text:p text:style-name="P21"/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h text:style-name="P27" text:outline-level="1"><text:soft-page-break/><text:span text:style-name="T8">async GET Requests II</text:span></text:h>
      <text:p text:style-name="P20"><text:span text:style-name="T2">We are going to walk through and recreate the boilerplate code necessary to create a GET request using the </text:span><text:span text:style-name="Source_20_Text"><text:span text:style-name="T3">async</text:span></text:span><text:span text:style-name="T2"> and </text:span><text:span text:style-name="Source_20_Text"><text:span text:style-name="T3">await</text:span></text:span><text:span text:style-name="T2">.</text:span></text:p>
      <text:p text:style-name="P24">Here are some key points to keep in mind as we walk through the code:</text:p>
      <text:list xml:id="list1373240712" text:style-name="L20">
        <text:list-item>
          <text:p text:style-name="P16"><text:span text:style-name="T2">Using an </text:span><text:span text:style-name="Source_20_Text"><text:span text:style-name="T3">async</text:span></text:span><text:span text:style-name="T2"> function that will return a promise.</text:span></text:p>
        </text:list-item>
        <text:list-item>
          <text:p text:style-name="P16"><text:span text:style-name="Source_20_Text"><text:span text:style-name="T3">await</text:span></text:span><text:span text:style-name="T2"> can only be used in an </text:span><text:span text:style-name="Source_20_Text"><text:span text:style-name="T3">async</text:span></text:span><text:span text:style-name="T2"> function. </text:span><text:span text:style-name="Source_20_Text"><text:span text:style-name="T3">await</text:span></text:span><text:span text:style-name="T2">allows a program to run while waiting for a promise to resolve.</text:span></text:p>
        </text:list-item>
        <text:list-item>
          <text:p text:style-name="P16"><text:span text:style-name="T2">In a </text:span><text:span text:style-name="Source_20_Text"><text:span text:style-name="T3">try...catch</text:span></text:span><text:span text:style-name="T2"> statement, code in the </text:span><text:span text:style-name="Source_20_Text"><text:span text:style-name="T3">try</text:span></text:span><text:span text:style-name="T2"> block will be run and in the event of an exception/error, the code in the </text:span><text:span text:style-name="Source_20_Text"><text:span text:style-name="T3">catch</text:span></text:span><text:span text:style-name="T2"> statement will run.</text:span></text:p>
        </text:list-item>
      </text:list>
      <text:p text:style-name="P20"><text:span text:style-name="T2">Feel free to refer to the </text:span><text:span text:style-name="Source_20_Text"><text:span text:style-name="T3">async</text:span></text:span><text:span text:style-name="T2">/</text:span><text:span text:style-name="Source_20_Text"><text:span text:style-name="T3">await</text:span></text:span><text:span text:style-name="T2"> GET diagram at any point while completing this exercise:</text:span></text:p>
      <text:list xml:id="list29227985" text:style-name="L21">
        <text:list-item>
          <text:p text:style-name="P17"><text:a xlink:type="simple" xlink:href="https://s3.amazonaws.com/codecademy-content/courses/intermediate-javascript-requests/diagrams/async+await+GET+diagram.svg" office:target-frame-name="_blank" xlink:show="new" text:style-name="Internet_20_link" text:visited-style-name="Visited_20_Internet_20_Link"><text:span text:style-name="Source_20_Text"><text:span text:style-name="T4">async</text:span></text:span></text:a><text:a xlink:type="simple" xlink:href="https://s3.amazonaws.com/codecademy-content/courses/intermediate-javascript-requests/diagrams/async+await+GET+diagram.svg" office:target-frame-name="_blank" xlink:show="new" text:style-name="Internet_20_link" text:visited-style-name="Visited_20_Internet_20_Link"><text:span text:style-name="T5">/</text:span></text:a><text:a xlink:type="simple" xlink:href="https://s3.amazonaws.com/codecademy-content/courses/intermediate-javascript-requests/diagrams/async+await+GET+diagram.svg" office:target-frame-name="_blank" xlink:show="new" text:style-name="Internet_20_link" text:visited-style-name="Visited_20_Internet_20_Link"><text:span text:style-name="Source_20_Text"><text:span text:style-name="T4">await</text:span></text:span></text:a><text:a xlink:type="simple" xlink:href="https://s3.amazonaws.com/codecademy-content/courses/intermediate-javascript-requests/diagrams/async+await+GET+diagram.svg" office:target-frame-name="_blank" xlink:show="new" text:style-name="Internet_20_link" text:visited-style-name="Visited_20_Internet_20_Link"><text:span text:style-name="T5"> GET diagram</text:span></text:a></text:p>
        </text:list-item>
      </text:list>
      <text:p text:style-name="P21"/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h text:style-name="P27" text:outline-level="1"><text:soft-page-break/><text:span text:style-name="T8">async POST Requests I</text:span></text:h>
      <text:p text:style-name="P20"><text:span text:style-name="T2">Now that you’ve made an </text:span><text:span text:style-name="Source_20_Text"><text:span text:style-name="T3">async</text:span></text:span><text:span text:style-name="T2"> GET request, let’s start on getting you familiar the </text:span><text:span text:style-name="Source_20_Text"><text:span text:style-name="T3">async</text:span></text:span><text:span text:style-name="T2"> POST request.</text:span></text:p>
      <text:p text:style-name="P20"><text:span text:style-name="T2">As with the other GET and POST requests that you’ve been making, an </text:span><text:span text:style-name="Source_20_Text"><text:span text:style-name="T3">async</text:span></text:span><text:span text:style-name="T2"> POST request requires more information. Take a look at the diagram.</text:span></text:p>
      <text:p text:style-name="P20"><text:span text:style-name="T2">We still have the same structure of using </text:span><text:span text:style-name="Source_20_Text"><text:span text:style-name="T3">try</text:span></text:span><text:span text:style-name="T2"> and </text:span><text:span text:style-name="Source_20_Text"><text:span text:style-name="T3">catch</text:span></text:span><text:span text:style-name="T2">as before. But, in the </text:span><text:span text:style-name="Source_20_Text"><text:span text:style-name="T3">fetch()</text:span></text:span><text:span text:style-name="T2"> call, we now have to include an additional argument that contains more information like </text:span><text:span text:style-name="Source_20_Text"><text:span text:style-name="T3">method</text:span></text:span><text:span text:style-name="T2"> and </text:span><text:span text:style-name="Source_20_Text"><text:span text:style-name="T3">body</text:span></text:span><text:span text:style-name="T2">.</text:span></text:p>
      <text:p text:style-name="P20"><text:span text:style-name="T2">We’ll be explaining the why's and how's of the boilerplate code for </text:span><text:span text:style-name="Source_20_Text"><text:span text:style-name="T3">async</text:span></text:span><text:span text:style-name="T2"> POST requests in the next lesson.</text:span></text:p>
      <text:p text:style-name="P22"><text:line-break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h text:style-name="P27" text:outline-level="1"><text:soft-page-break/><text:span text:style-name="T8">Review Requests II</text:span></text:h>
      <text:p text:style-name="P24">Let's recap on the concepts covered in the previous exercises:</text:p>
      <text:list xml:id="list3946205363" text:style-name="L22">
        <text:list-item>
          <text:p text:style-name="P11">GET and POST requests can be created a variety of ways.</text:p>
        </text:list-item>
        <text:list-item>
          <text:p text:style-name="P18"><text:span text:style-name="T2">Use AJAX to asynchronously request data from APIs. </text:span><text:span text:style-name="Source_20_Text"><text:span text:style-name="T3">fetch()</text:span></text:span><text:span text:style-name="T2"> and </text:span><text:span text:style-name="Source_20_Text"><text:span text:style-name="T3">async</text:span></text:span><text:span text:style-name="T2">/</text:span><text:span text:style-name="Source_20_Text"><text:span text:style-name="T3">await</text:span></text:span><text:span text:style-name="T2"> are new functionalities developed in ES6 (promises) and ES8 respectively.</text:span></text:p>
        </text:list-item>
        <text:list-item>
          <text:p text:style-name="P11">Promises are a new type of JavaScript object that represent data that will eventually be returned from a request.</text:p>
        </text:list-item>
        <text:list-item>
          <text:p text:style-name="P18"><text:span text:style-name="Source_20_Text"><text:span text:style-name="T3">fetch()</text:span></text:span><text:span text:style-name="T2"> is a web API that can be used to create requests. </text:span><text:span text:style-name="Source_20_Text"><text:span text:style-name="T3">fetch()</text:span></text:span><text:span text:style-name="T2"> will return promises.</text:span></text:p>
        </text:list-item>
        <text:list-item>
          <text:p text:style-name="P18"><text:span text:style-name="T2">We can chain </text:span><text:span text:style-name="Source_20_Text"><text:span text:style-name="T3">.then()</text:span></text:span><text:span text:style-name="T2"> methods to handle promises returned by </text:span><text:span text:style-name="Source_20_Text"><text:span text:style-name="T3">fetch()</text:span></text:span><text:span text:style-name="T2">.</text:span></text:p>
        </text:list-item>
        <text:list-item>
          <text:p text:style-name="P18"><text:span text:style-name="T2">The </text:span><text:span text:style-name="Source_20_Text"><text:span text:style-name="T3">.json()</text:span></text:span><text:span text:style-name="T2"> method converts a returned promise to a JSON object.</text:span></text:p>
        </text:list-item>
        <text:list-item>
          <text:p text:style-name="P18"><text:span text:style-name="Source_20_Text"><text:span text:style-name="T3">async</text:span></text:span><text:span text:style-name="T2"> is a keyword that is used to create functions that will return promises.</text:span></text:p>
        </text:list-item>
        <text:list-item>
          <text:p text:style-name="P18"><text:span text:style-name="Source_20_Text"><text:span text:style-name="T3">await</text:span></text:span><text:span text:style-name="T2"> is a keyword that is used to tell a program to continue moving through the message queue while a promise resolves.</text:span></text:p>
        </text:list-item>
        <text:list-item>
          <text:p text:style-name="P18"><text:span text:style-name="Source_20_Text"><text:span text:style-name="T3">await</text:span></text:span><text:span text:style-name="T2"> can only be used within functions declared with </text:span><text:span text:style-name="Source_20_Text"><text:span text:style-name="T3">async</text:span></text:span><text:span text:style-name="T2">.</text:span></text:p>
        </text:list-item>
      </text:list>
      <text:p text:style-name="P22"><text:line-break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oft-page-break/><text:span text:style-name="T2">Congratulations on learning all about AJAX requests using </text:span><text:span text:style-name="Source_20_Text"><text:span text:style-name="T3">fetch()</text:span></text:span><text:span text:style-name="T2">, </text:span><text:span text:style-name="Source_20_Text"><text:span text:style-name="T3">async</text:span></text:span><text:span text:style-name="T2">, and </text:span><text:span text:style-name="Source_20_Text"><text:span text:style-name="T3">await</text:span></text:span><text:span text:style-name="T2">! These concepts are fundamental and will help you develop more robust web apps!</text:span></text:p>
      <text:p text:style-name="P20"><text:span text:style-name="T2">Play around the with browser and code to make GET and POST requests. If you're going to make POST requests, make sure you assign </text:span><text:span text:style-name="Source_20_Text"><text:span text:style-name="T3">apiKey</text:span></text:span><text:span text:style-name="T2"> your Rebrandly API key and run the code!</text:span></text:p>
      <text:p text:style-name="P24">If you want to challenge yourself:</text:p>
      <text:list xml:id="list1929001905" text:style-name="L23">
        <text:list-item>
          <text:p text:style-name="P12">Rewrite the requests from scratch.</text:p>
        </text:list-item>
        <text:list-item>
          <text:p text:style-name="P12">Replace the helper methods with your own code.</text:p>
        </text:list-item>
        <text:list-item>
          <text:p text:style-name="P19"><text:span text:style-name="T2">Use different APIs to make GET/POST requests using </text:span><text:span text:style-name="Source_20_Text"><text:span text:style-name="T3">async</text:span></text:span><text:span text:style-name="T2">/</text:span><text:span text:style-name="Source_20_Text"><text:span text:style-name="T3">await</text:span></text:span><text:span text:style-name="T2">.</text:span></text:p>
        </text:list-item>
      </text:list>
      <text:p text:style-name="P21"/>
      <text:p text:style-name="P2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50:53.467656664</meta:creation-date>
    <dc:date>2018-12-22T03:29:48.982304250</dc:date>
    <meta:editing-duration>PT15H57M19S</meta:editing-duration>
    <meta:editing-cycles>58</meta:editing-cycles>
    <meta:generator>LibreOffice/6.0.7.3$Linux_X86_64 LibreOffice_project/00m0$Build-3</meta:generator>
    <meta:document-statistic meta:table-count="0" meta:image-count="0" meta:object-count="0" meta:page-count="11" meta:paragraph-count="91" meta:word-count="1424" meta:character-count="8156" meta:non-whitespace-character-count="6847"/>
  </office:meta>
</office:document-meta>
</file>